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officeooo:paragraph-rsid="0009359f"/>
    </style:style>
    <style:style style:name="P9" style:family="paragraph" style:parent-style-name="Text_20_body">
      <style:text-properties fo:color="#00ccff" officeooo:rsid="001d116a" officeooo:paragraph-rsid="001d116a"/>
    </style:style>
    <style:style style:name="P10" style:family="paragraph" style:parent-style-name="Text_20_body">
      <style:text-properties fo:color="#00ccff" officeooo:rsid="001e4ddd" officeooo:paragraph-rsid="001e4ddd"/>
    </style:style>
    <style:style style:name="P11" style:family="paragraph" style:parent-style-name="Text_20_body">
      <style:text-properties fo:color="#00ccff" officeooo:rsid="00212e99" officeooo:paragraph-rsid="00212e99"/>
    </style:style>
    <style:style style:name="P12" style:family="paragraph" style:parent-style-name="Text_20_body">
      <style:text-properties fo:color="#00ccff" officeooo:rsid="00236756" officeooo:paragraph-rsid="00236756"/>
    </style:style>
    <style:style style:name="P13" style:family="paragraph" style:parent-style-name="Text_20_body">
      <style:text-properties fo:color="#00ccff" officeooo:rsid="001bd64b" officeooo:paragraph-rsid="001bd64b"/>
    </style:style>
    <style:style style:name="P14" style:family="paragraph" style:parent-style-name="Text_20_body">
      <style:text-properties fo:color="#00ccff" officeooo:rsid="00237981" officeooo:paragraph-rsid="00237981"/>
    </style:style>
    <style:style style:name="P15" style:family="paragraph" style:parent-style-name="Text_20_body">
      <style:text-properties fo:color="#00ccff" officeooo:rsid="000f3c1e" officeooo:paragraph-rsid="000f3c1e"/>
    </style:style>
    <style:style style:name="P16" style:family="paragraph" style:parent-style-name="Text_20_body">
      <style:text-properties fo:color="#00ccff" officeooo:rsid="001fcd66" officeooo:paragraph-rsid="001fcd66"/>
    </style:style>
    <style:style style:name="P17" style:family="paragraph" style:parent-style-name="Text_20_body">
      <style:text-properties officeooo:paragraph-rsid="0020f367"/>
    </style:style>
    <style:style style:name="P18" style:family="paragraph" style:parent-style-name="Table_20_Contents">
      <style:paragraph-properties fo:text-align="start" style:justify-single-word="false"/>
      <style:text-properties officeooo:paragraph-rsid="000772dd"/>
    </style:style>
    <style:style style:name="P19" style:family="paragraph" style:parent-style-name="Table_20_Contents">
      <style:paragraph-properties fo:text-align="start" style:justify-single-word="false"/>
      <style:text-properties officeooo:rsid="000772dd" officeooo:paragraph-rsid="000772dd"/>
    </style:style>
    <style:style style:name="P20" style:family="paragraph" style:parent-style-name="Table_20_Contents">
      <style:text-properties fo:font-weight="bold" officeooo:rsid="0009359f" officeooo:paragraph-rsid="0009359f" style:font-weight-asian="bold" style:font-weight-complex="bold"/>
    </style:style>
    <style:style style:name="P21" style:family="paragraph" style:parent-style-name="Title">
      <style:text-properties officeooo:paragraph-rsid="0012109d"/>
    </style:style>
    <style:style style:name="P22" style:family="paragraph" style:parent-style-name="Title">
      <style:text-properties fo:color="#000000" officeooo:rsid="00140c92" officeooo:paragraph-rsid="0012109d"/>
    </style:style>
    <style:style style:name="P23" style:family="paragraph" style:parent-style-name="Subtitle">
      <style:paragraph-properties fo:text-align="start" style:justify-single-word="false"/>
      <style:text-properties officeooo:rsid="0012109d" officeooo:paragraph-rsid="0012109d"/>
    </style:style>
    <style:style style:name="P24" style:family="paragraph" style:parent-style-name="Heading_20_1">
      <style:text-properties officeooo:rsid="0008b8fd" officeooo:paragraph-rsid="0008b8fd"/>
    </style:style>
    <style:style style:name="P25" style:family="paragraph" style:parent-style-name="Heading_20_1">
      <style:text-properties officeooo:rsid="000a20d7" officeooo:paragraph-rsid="001d116a"/>
    </style:style>
    <style:style style:name="P26" style:family="paragraph" style:parent-style-name="Heading_20_1">
      <style:text-properties officeooo:rsid="001e4ddd" officeooo:paragraph-rsid="001e4ddd"/>
    </style:style>
    <style:style style:name="P27" style:family="paragraph" style:parent-style-name="Heading_20_1">
      <style:text-properties officeooo:rsid="001e4ddd" officeooo:paragraph-rsid="001fcd66"/>
    </style:style>
    <style:style style:name="P28" style:family="paragraph" style:parent-style-name="Heading_20_1">
      <style:text-properties officeooo:rsid="001fcd66" officeooo:paragraph-rsid="001fcd66"/>
    </style:style>
    <style:style style:name="P29" style:family="paragraph" style:parent-style-name="Heading_20_3">
      <style:text-properties officeooo:rsid="00212e99" officeooo:paragraph-rsid="00212e99"/>
    </style:style>
    <style:style style:name="P30" style:family="paragraph" style:parent-style-name="Heading_20_3">
      <style:text-properties officeooo:rsid="001fcd66" officeooo:paragraph-rsid="001fcd66"/>
    </style:style>
    <style:style style:name="P31" style:family="paragraph" style:parent-style-name="Text_20_body">
      <style:text-properties fo:color="#00ccff" officeooo:rsid="0012109d" officeooo:paragraph-rsid="0012109d"/>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Heading_20_2">
      <style:text-properties officeooo:rsid="0009359f" officeooo:paragraph-rsid="0009359f"/>
    </style:style>
    <style:style style:name="P35" style:family="paragraph" style:parent-style-name="Heading_20_2">
      <style:text-properties officeooo:rsid="001623d1" officeooo:paragraph-rsid="001623d1"/>
    </style:style>
    <style:style style:name="P36" style:family="paragraph" style:parent-style-name="Heading_20_2">
      <style:text-properties officeooo:rsid="000f3c1e" officeooo:paragraph-rsid="000f3c1e"/>
    </style:style>
    <style:style style:name="P37" style:family="paragraph" style:parent-style-name="Heading_20_2">
      <style:text-properties officeooo:rsid="000a20d7" officeooo:paragraph-rsid="001d116a"/>
    </style:style>
    <style:style style:name="P38" style:family="paragraph" style:parent-style-name="Heading_20_2">
      <style:text-properties officeooo:rsid="000a20d7" officeooo:paragraph-rsid="000b16c8"/>
    </style:style>
    <style:style style:name="P39" style:family="paragraph" style:parent-style-name="Heading_20_2">
      <style:text-properties officeooo:rsid="001d116a" officeooo:paragraph-rsid="001d116a"/>
    </style:style>
    <style:style style:name="P40" style:family="paragraph" style:parent-style-name="Heading_20_2">
      <style:text-properties officeooo:rsid="001e4ddd" officeooo:paragraph-rsid="001e4ddd"/>
    </style:style>
    <style:style style:name="P41" style:family="paragraph" style:parent-style-name="Heading_20_2">
      <style:text-properties officeooo:rsid="0020f367" officeooo:paragraph-rsid="0020f367"/>
    </style:style>
    <style:style style:name="P42" style:family="paragraph" style:parent-style-name="Heading_20_2">
      <style:text-properties officeooo:rsid="00237981" officeooo:paragraph-rsid="00237981"/>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color="#00ccff"/>
    </style:style>
    <style:style style:name="T2" style:family="text">
      <style:text-properties fo:color="#00ccff" officeooo:rsid="000772dd"/>
    </style:style>
    <style:style style:name="T3" style:family="text">
      <style:text-properties fo:color="#00ccff" officeooo:rsid="0012109d"/>
    </style:style>
    <style:style style:name="T4" style:family="text">
      <style:text-properties fo:color="#00ccff" officeooo:rsid="0020f367"/>
    </style:style>
    <style:style style:name="T5" style:family="text">
      <style:text-properties officeooo:rsid="001e4ddd"/>
    </style:style>
    <style:style style:name="T6" style:family="text">
      <style:text-properties officeooo:rsid="002b463d"/>
    </style:style>
    <style:style style:name="T7" style:family="text">
      <style:text-properties officeooo:rsid="002fbb3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text:tab/><text:span text:style-name="T1">TITOLO </text:span><text:span text:style-name="T2">DEL DOCUMENTO</text:span><text:span text:style-name="T3"> </text:span></text:p>
      <text:p text:style-name="P22"/>
      <text:p text:style-name="Text_20_body"/>
      <text:p text:style-name="Text_20_body"/>
      <text:p text:style-name="P23">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p>
      <text:p text:style-name="P7">VERSION:</text:p>
      <text:p text:style-name="P1"/>
      <text:p text:style-name="P1"/>
      <text:p text:style-name="P1"/>
      <text:p text:style-name="P3"><text:s text:c="2"/>Autori <text:s text:c="3"/></text:p>
      <text:p text:style-name="P2">Massimo Narizzano</text:p>
      <text:p text:style-name="P2">Roberto Baggio</text:p>
      <text:p text:style-name="P2">Sergio Parisse</text:p>
      <text:p text:style-name="P2">Alberto Tomba</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19">Versione</text:p>
          </table:table-cell>
          <table:table-cell table:style-name="Table1.A1" office:value-type="string">
            <text:p text:style-name="P19">Data</text:p>
          </table:table-cell>
          <table:table-cell table:style-name="Table1.A1" office:value-type="string">
            <text:p text:style-name="P19">Autori</text:p>
          </table:table-cell>
          <table:table-cell table:style-name="Table1.D1" office:value-type="string">
            <text:p text:style-name="P19">Note</text:p>
          </table:table-cell>
        </table:table-row>
        <table:table-row>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D2" office:value-type="string">
            <text:p text:style-name="P18"/>
          </table:table-cell>
        </table:table-row>
        <table:table-row>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D2" office:value-type="string">
            <text:p text:style-name="P18"/>
          </table:table-cell>
        </table:table-row>
      </table:table>
      <text:p text:style-name="P5"/>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32"><text:span text:style-name="Bullet_20_Symbols">1</text:span><text:a xlink:type="simple" xlink:href="#__RefHeading___Toc106_1667604106" text:style-name="Index_20_Link" text:visited-style-name="Index_20_Link">1Introduzione<text:tab/>3</text:a></text:p>
          <text:p text:style-name="P33"><text:a xlink:type="simple" xlink:href="#__RefHeading___Toc1851_1623032702" text:style-name="Index_20_Link" text:visited-style-name="Index_20_Link">1.1Riferimenti Bibliografici<text:tab/>3</text:a></text:p>
          <text:p text:style-name="P33"><text:a xlink:type="simple" xlink:href="#__RefHeading___Toc112_1667604106" text:style-name="Index_20_Link" text:visited-style-name="Index_20_Link">1.2Definizioni e Acronimi<text:tab/>3</text:a></text:p>
          <text:p text:style-name="P33"><text:a xlink:type="simple" xlink:href="#__RefHeading___Toc1853_1623032702" text:style-name="Index_20_Link" text:visited-style-name="Index_20_Link">1.3Overview del documento<text:tab/>3</text:a></text:p>
          <text:p text:style-name="P32"><text:span text:style-name="Bullet_20_Symbols">2</text:span><text:a xlink:type="simple" xlink:href="#__RefHeading___Toc1855_1623032702" text:style-name="Index_20_Link" text:visited-style-name="Index_20_Link">2Descrizione del Progetto<text:tab/>3</text:a></text:p>
          <text:p text:style-name="P33"><text:a xlink:type="simple" xlink:href="#__RefHeading___Toc1857_1623032702" text:style-name="Index_20_Link" text:visited-style-name="Index_20_Link">2.1Introduzione<text:tab/>3</text:a></text:p>
          <text:p text:style-name="P33"><text:a xlink:type="simple" xlink:href="#__RefHeading___Toc1859_1623032702" text:style-name="Index_20_Link" text:visited-style-name="Index_20_Link">2.2Architettura del Sistema<text:tab/>3</text:a></text:p>
          <text:p text:style-name="P33"><text:a xlink:type="simple" xlink:href="#__RefHeading___Toc1861_1623032702" text:style-name="Index_20_Link" text:visited-style-name="Index_20_Link">2.3Vincoli e Assunzioni<text:tab/>3</text:a></text:p>
          <text:p text:style-name="P32"><text:span text:style-name="Bullet_20_Symbols">3</text:span><text:a xlink:type="simple" xlink:href="#__RefHeading___Toc1863_1623032702" text:style-name="Index_20_Link" text:visited-style-name="Index_20_Link">3Interfacce<text:tab/>4</text:a></text:p>
          <text:p text:style-name="P32"><text:span text:style-name="Bullet_20_Symbols">4</text:span><text:a xlink:type="simple" xlink:href="#__RefHeading___Toc1865_1623032702" text:style-name="Index_20_Link" text:visited-style-name="Index_20_Link">4Data Stores<text:tab/>4</text:a></text:p>
          <text:p text:style-name="P32"><text:span text:style-name="Bullet_20_Symbols">5</text:span><text:a xlink:type="simple" xlink:href="#__RefHeading___Toc1867_1623032702" text:style-name="Index_20_Link" text:visited-style-name="Index_20_Link">5Structural Design<text:tab/>4</text:a></text:p>
          <text:p text:style-name="P33"><text:a xlink:type="simple" xlink:href="#__RefHeading___Toc1869_1623032702" text:style-name="Index_20_Link" text:visited-style-name="Index_20_Link">5.1Class Diagram<text:tab/>4</text:a></text:p>
          <text:p text:style-name="P43"><text:a xlink:type="simple" xlink:href="#__RefHeading___Toc1871_1623032702" text:style-name="Index_20_Link" text:visited-style-name="Index_20_Link">5.1.1Descrizione della classe<text:tab/>4</text:a></text:p>
          <text:p text:style-name="P33"><text:a xlink:type="simple" xlink:href="#__RefHeading___Toc1873_1623032702" text:style-name="Index_20_Link" text:visited-style-name="Index_20_Link">5.2Object Diagram<text:tab/>5</text:a></text:p>
          <text:p text:style-name="P32"><text:span text:style-name="Bullet_20_Symbols">6</text:span><text:a xlink:type="simple" xlink:href="#__RefHeading___Toc1875_1623032702" text:style-name="Index_20_Link" text:visited-style-name="Index_20_Link">6Dynamic Models<text:tab/>5</text:a></text:p>
          <text:p text:style-name="P33"><text:a xlink:type="simple" xlink:href="#__RefHeading___Toc1877_1623032702" text:style-name="Index_20_Link" text:visited-style-name="Index_20_Link">6.1Requisito<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4" text:outline-level="1"><text:bookmark-start text:name="__RefHeading___Toc106_1667604106"/><text:soft-page-break/>Introduzione<text:bookmark-end text:name="__RefHeading___Toc106_1667604106"/></text:h>
      <text:p text:style-name="P31">Questa sezione descrive lo scopo del documento, compresi le persone/ruoli che beneficieranno di questo documento, un introduzione al problema e la sua soluzione, descritta ad alto livello.</text:p>
      <text:h text:style-name="P35" text:outline-level="2"><text:bookmark-start text:name="__RefHeading___Toc1851_1623032702"/>Riferimenti Bibliografici<text:bookmark-end text:name="__RefHeading___Toc1851_1623032702"/></text:h>
      <text:p text:style-name="P13">Mettere tutti i possibili riferimenti a documenti esterni a questo, da cui il documento può dipendere. Sicuramente il documento dei requisiti, la documentazione ad alcune librerie usate nel sistema. <text:s/>Possibilmente mettere il link diretto ai documenti, e se si fa riferimento a pagine web (sconsigliato) inserire anche l'ultima volta che la pagina è stata visitata.</text:p>
      <text:h text:style-name="P34"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20">Acronimo-Nome</text:p>
          </table:table-cell>
          <table:table-cell table:style-name="Table2.B1" office:value-type="string">
            <text:p text:style-name="P20">Definizion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h text:style-name="P36" text:outline-level="2"><text:bookmark-start text:name="__RefHeading___Toc1853_1623032702"/>Overview del documento<text:bookmark-end text:name="__RefHeading___Toc1853_1623032702"/></text:h>
      <text:p text:style-name="P15">Come è organizzato il documento</text:p>
      <text:p text:style-name="P8"><text:bookmark-start text:name="__RefHeading___Toc116_1667604106"/><text:bookmark-end text:name="__RefHeading___Toc116_1667604106"/></text:p>
      <text:p text:style-name="P8"/>
      <text:h text:style-name="P25" text:outline-level="1"><text:bookmark-start text:name="__RefHeading___Toc1855_1623032702"/>Descrizione del Progetto <text:bookmark-end text:name="__RefHeading___Toc1855_1623032702"/></text:h>
      <text:h text:style-name="P37" text:outline-level="2"><text:bookmark-start text:name="__RefHeading___Toc1857_1623032702"/>Introduzione<text:bookmark-end text:name="__RefHeading___Toc1857_1623032702"/></text:h>
      <text:p text:style-name="P9">In questa sezione porre in evidenza il processo di design che viene adottato (ad esempio object oriented, strucrured design), l'architettura del sistema (client-server) e i tool e le tecniche utilizzate (Dia, Microsoft Visio, ArgoUML, Eclipse, ....)</text:p>
      <text:h text:style-name="P39" text:outline-level="2"><text:bookmark-start text:name="__RefHeading___Toc1859_1623032702"/>Architettura del Sistema<text:bookmark-end text:name="__RefHeading___Toc1859_1623032702"/></text:h>
      <text:p text:style-name="P9">In questa parte fornire una descrizione ad alto livello dell'architettura software che verrà utilizzata. Laddove possibile usare un diagramma a blocchi che mostrino i componenti più importanti e come interagiscono tra di loro. Si raccomanda di descrivere anche le notazioni usate nel diagramma. </text:p>
      <text:h text:style-name="P39" text:outline-level="2"><text:bookmark-start text:name="__RefHeading___Toc1861_1623032702"/>Vincoli e Assunzioni<text:bookmark-end text:name="__RefHeading___Toc1861_1623032702"/></text:h>
      <text:p text:style-name="P9">Descrivere i vincoli del programma. Questi si possono desumere dal documento dei requisiti. Inoltre descrivere come il progetto tiene conto di questi requisiti e come vengono implementati nel design. Inoltre anche i linguaggi usati possono <text:span text:style-name="T5">imporre vincoli. Per i vincoli elencare le possibili soluzioni e i trade-off che derivano dalle scelte effettuate.</text:span></text:p>
      <text:p text:style-name="P9"/>
      <text:h text:style-name="P26" text:outline-level="1"><text:bookmark-start text:name="__RefHeading___Toc1863_1623032702"/><text:soft-page-break/>Interfacce<text:bookmark-end text:name="__RefHeading___Toc1863_1623032702"/></text:h>
      <text:p text:style-name="P10">In questa sezione vengono descritte le interfacce del sistema, sia <text:span text:style-name="T6">quel</text:span>le grafiche che <text:span text:style-name="T6">quelle</text:span> di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40" text:outline-level="2"><text:bookmark-start text:name="__RefHeading___Toc226_1667604106"/><text:bookmark-end text:name="__RefHeading___Toc226_1667604106"/></text:h>
      <text:h text:style-name="P38" text:outline-level="2"/>
      <text:h text:style-name="P26" text:outline-level="1"><text:bookmark-start text:name="__RefHeading___Toc1865_1623032702"/>Data Stores<text:bookmark-end text:name="__RefHeading___Toc1865_1623032702"/></text:h>
      <text:p text:style-name="P16">Descrive la modalità di memorizzazione dei dati. Se in presenza di un database, aggiungere lo schema entità relazioni del database, e per ogni tabella descriverne i campi e il tipo di dato da memorizzare.</text:p>
      <text:h text:style-name="P27" text:outline-level="1"><text:bookmark-start text:name="__RefHeading___Toc1867_1623032702"/>Structural Design<text:bookmark-end text:name="__RefHeading___Toc1867_1623032702"/></text:h>
      <text:p text:style-name="P17"><text:span text:style-name="T1">Descrive il sistema in generale con i diagrammi strutturali come ad esempio</text:span><text:span text:style-name="T4"> il diagramma delle classi o il diagramma degli oggetti. Per ogni sottosezione mettere un diagramma. Se il diagramma delle classi/oggetti è troppo grosso, spezzarlo in maniera opportuna in parti.</text:span></text:p>
      <text:h text:style-name="P41" text:outline-level="2"><text:bookmark-start text:name="__RefHeading___Toc1869_1623032702"/>Class Diagram<text:bookmark-end text:name="__RefHeading___Toc1869_1623032702"/></text:h>
      <text:p text:style-name="P11">In questa sezione inserire il class diagram. Se il Class Diagram è troppo grande allora spezzarlo in parti diverse. Per ogni classe del class diagram inserire una sottosezione con una descrizione dettagliata degli attributi e dei metodi (evitare costruttori e get/set).</text:p>
      <text:h text:style-name="P29" text:outline-level="3"><text:bookmark-start text:name="__RefHeading___Toc1871_1623032702"/>Descrizione della classe<text:bookmark-end text:name="__RefHeading___Toc1871_1623032702"/></text:h>
      <text:p text:style-name="P12">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17"/>
      <text:h text:style-name="P41" text:outline-level="2"><text:bookmark-start text:name="__RefHeading___Toc1873_1623032702"/><text:soft-page-break/>Object Diagram<text:bookmark-end text:name="__RefHeading___Toc1873_1623032702"/></text:h>
      <text:h text:style-name="P30" text:outline-level="3"/>
      <text:h text:style-name="P28" text:outline-level="1"><text:bookmark-start text:name="__RefHeading___Toc1875_1623032702"/>Dynamic Model<text:span text:style-name="T7">s</text:span> <text:bookmark-end text:name="__RefHeading___Toc1875_1623032702"/></text:h>
      <text:p text:style-name="P14">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P42" text:outline-level="2"><text:bookmark-start text:name="__RefHeading___Toc1877_1623032702"/>Requisito <text:bookmark-end text:name="__RefHeading___Toc1877_16230327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19-05-23T12:00:32.092148592</dc:date>
    <meta:editing-duration>PT2H58M30S</meta:editing-duration>
    <meta:editing-cycles>25</meta:editing-cycles>
    <meta:generator>LibreOffice/5.1.6.2$Linux_X86_64 LibreOffice_project/10m0$Build-2</meta:generator>
    <meta:document-statistic meta:table-count="2" meta:image-count="0" meta:object-count="0" meta:page-count="5" meta:paragraph-count="65" meta:word-count="772" meta:character-count="5186" meta:non-whitespace-character-count="4473"/>
  </office:meta>
</office:document-meta>
</file>